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paragraph-properties fo:margin-top="0in" fo:margin-bottom="0in" style:contextual-spacing="false"/>
      <style:text-properties officeooo:rsid="0639b00d" officeooo:paragraph-rsid="0639b00d"/>
    </style:style>
    <style:style style:name="P5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3da490" style:font-name-complex="David CLM"/>
    </style:style>
    <style:style style:name="P6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411134" style:font-name-complex="David CLM"/>
    </style:style>
    <style:style style:name="P7" style:family="paragraph" style:parent-style-name="Text_20_body">
      <style:paragraph-properties fo:margin-top="0in" fo:margin-bottom="0in" style:contextual-spacing="false"/>
      <style:text-properties style:font-name="David CLM" officeooo:rsid="063da490" officeooo:paragraph-rsid="064205f2" style:font-name-complex="David CLM"/>
    </style:style>
    <style:style style:name="P8" style:family="paragraph" style:parent-style-name="Heading_20_2">
      <style:text-properties officeooo:rsid="05735d0c" officeooo:paragraph-rsid="0608ccd7" style:font-name-complex="Liberation Sans"/>
    </style:style>
    <style:style style:name="P9" style:family="paragraph" style:parent-style-name="Heading_20_1">
      <style:paragraph-properties fo:line-height="100%"/>
      <style:text-properties officeooo:rsid="04af6545" officeooo:paragraph-rsid="04af6545"/>
    </style:style>
    <style:style style:name="P10" style:family="paragraph" style:parent-style-name="Heading_20_2">
      <style:paragraph-properties fo:margin-top="0in" fo:margin-bottom="0in" style:contextual-spacing="false"/>
      <style:text-properties style:font-name="David CLM" officeooo:rsid="05735d0c" officeooo:paragraph-rsid="0663eec0" style:font-name-complex="Liberation Sans"/>
    </style:style>
    <style:style style:name="P11" style:family="paragraph" style:parent-style-name="Heading_20_2">
      <style:paragraph-properties fo:margin-top="0in" fo:margin-bottom="0in" style:contextual-spacing="false"/>
      <style:text-properties officeooo:paragraph-rsid="0664a411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639b00d" officeooo:paragraph-rsid="0639b00d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639b00d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style:font-name="David CLM" officeooo:rsid="063a92d6" officeooo:paragraph-rsid="063a92d6" style:font-name-complex="David CLM"/>
    </style:style>
    <style:style style:name="P15" style:family="paragraph" style:parent-style-name="Text_20_body">
      <style:paragraph-properties fo:margin-top="0in" fo:margin-bottom="0in" style:contextual-spacing="false"/>
      <style:text-properties style:font-name="David CLM" officeooo:rsid="05735d0c" officeooo:paragraph-rsid="0663eec0" style:font-name-complex="Liberation Sans"/>
    </style:style>
    <style:style style:name="P16" style:family="paragraph" style:parent-style-name="Text_20_body">
      <style:paragraph-properties fo:margin-top="0.0791in" fo:margin-bottom="0.1764in" style:contextual-spacing="false"/>
      <style:text-properties officeooo:rsid="065cfff8" officeooo:paragraph-rsid="0663eec0"/>
    </style:style>
    <style:style style:name="P17" style:family="paragraph" style:parent-style-name="Text_20_body">
      <style:paragraph-properties fo:margin-top="0.0791in" fo:margin-bottom="0.1764in" style:contextual-spacing="false"/>
      <style:text-properties officeooo:rsid="065fdf7e" officeooo:paragraph-rsid="0663eec0"/>
    </style:style>
    <style:style style:name="P18" style:family="paragraph" style:parent-style-name="Text_20_body">
      <style:paragraph-properties fo:margin-top="0.0791in" fo:margin-bottom="0.1764in" style:contextual-spacing="false"/>
      <style:text-properties officeooo:rsid="06587cfd" officeooo:paragraph-rsid="0663eec0"/>
    </style:style>
    <style:style style:name="P19" style:family="paragraph" style:parent-style-name="Text_20_body">
      <style:paragraph-properties fo:margin-top="0.1189in" fo:margin-bottom="0.2161in" style:contextual-spacing="false"/>
      <style:text-properties style:text-position="sub 58%" style:font-name="Liberation Sans" fo:font-size="8pt" fo:font-weight="normal" officeooo:rsid="0657b1f5" officeooo:paragraph-rsid="0664a411" style:font-size-asian="8pt" style:font-weight-asian="normal" style:font-name-complex="Liberation Sans" style:font-size-complex="8pt" style:font-weight-complex="normal"/>
    </style:style>
    <style:style style:name="P20" style:family="paragraph" style:parent-style-name="Text_20_body">
      <style:paragraph-properties fo:margin-top="0.1189in" fo:margin-bottom="0.2161in" style:contextual-spacing="false"/>
      <style:text-properties style:font-name="David CLM" officeooo:rsid="06621d46" officeooo:paragraph-rsid="0664a411" style:font-name-complex="David CLM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39b00d"/>
    </style:style>
    <style:style style:name="T5" style:family="text">
      <style:text-properties style:text-position="sub 58%" fo:font-weight="normal" officeooo:rsid="0639b00d" style:font-weight-asian="normal" style:font-weight-complex="normal"/>
    </style:style>
    <style:style style:name="T6" style:family="text">
      <style:text-properties style:text-position="sub 58%" style:font-name="Liberation Sans" fo:font-weight="normal" officeooo:rsid="0639b00d" style:font-weight-asian="normal" style:font-name-complex="Liberation Sans" style:font-weight-complex="normal"/>
    </style:style>
    <style:style style:name="T7" style:family="text">
      <style:text-properties style:font-name="Liberation Sans"/>
    </style:style>
    <style:style style:name="T8" style:family="text">
      <style:text-properties style:font-name="Liberation Sans" style:font-name-complex="Liberation Sans"/>
    </style:style>
    <style:style style:name="T9" style:family="text">
      <style:text-properties style:font-name="Liberation Sans" officeooo:rsid="0639b00d" style:font-name-complex="Liberation Sans"/>
    </style:style>
    <style:style style:name="T10" style:family="text">
      <style:text-properties style:font-name="Liberation Sans" officeooo:rsid="065ae7f4" style:font-name-complex="Liberation Sans"/>
    </style:style>
    <style:style style:name="T11" style:family="text">
      <style:text-properties officeooo:rsid="063c1717"/>
    </style:style>
    <style:style style:name="T12" style:family="text">
      <style:text-properties officeooo:rsid="063d6f21"/>
    </style:style>
    <style:style style:name="T13" style:family="text">
      <style:text-properties officeooo:rsid="06411134"/>
    </style:style>
    <style:style style:name="T14" style:family="text">
      <style:text-properties officeooo:rsid="064205f2"/>
    </style:style>
    <style:style style:name="T15" style:family="text">
      <style:text-properties officeooo:rsid="0659fff2"/>
    </style:style>
    <style:style style:name="T16" style:family="text">
      <style:text-properties officeooo:rsid="065cfff8"/>
    </style:style>
    <style:style style:name="T17" style:family="text">
      <style:text-properties fo:font-style="italic" officeooo:rsid="064205f2" style:font-style-asian="italic" style:font-style-complex="italic"/>
    </style:style>
    <style:style style:name="T18" style:family="text">
      <style:text-properties officeooo:rsid="065fdf7e"/>
    </style:style>
    <style:style style:name="T19" style:family="text">
      <style:text-properties officeooo:rsid="066187f6"/>
    </style:style>
    <style:style style:name="T20" style:family="text">
      <style:text-properties style:font-name="David CLM" officeooo:rsid="05735d0c" style:font-name-complex="Liberation Sans"/>
    </style:style>
    <style:style style:name="T21" style:family="text">
      <style:text-properties style:font-name="David CLM" officeooo:rsid="06621d46" style:font-name-complex="Liberation Sans"/>
    </style:style>
    <style:style style:name="T22" style:family="text">
      <style:text-properties fo:color="#000000" loext:opacity="100%" style:font-name="David CLM" fo:font-size="12pt" fo:font-style="normal" fo:font-weight="normal" officeooo:rsid="067ec056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3" style:family="text">
      <style:text-properties fo:color="#000000" loext:opacity="100%" style:font-name="David CLM" fo:font-size="12pt" fo:font-style="normal" fo:font-weight="normal" officeooo:rsid="06653b63" style:font-name-asian="Noto Sans CJK SC Regular" style:font-size-asian="12pt" style:font-style-asian="normal" style:font-weight-asian="normal" style:font-name-complex="Liberation Sans" style:font-size-complex="16pt" style:font-style-complex="normal" style:font-weight-complex="normal"/>
    </style:style>
    <style:style style:name="T24" style:family="text">
      <style:text-properties officeooo:rsid="06653b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1">מטלה</text:span> –<text:span text:style-name="T2"> תקציב השתתפותי</text:span></text:h>
      <text:p text:style-name="P3">יש לענות על שאלה אחת לבחירתכם.</text:p>
      <text:p text:style-name="P8">שאלה <text:span text:style-name="T3">1: הקמת בתי-ספר באופן פרופורציונלי</text:span></text:p>
      <text:p text:style-name="P4">האוכלוסיה בעיר מסויימת בנויה באופן הבא:</text:p>
      <text:list xml:id="list1799250877" text:style-name="L1">
        <text:list-item>
          <text:p text:style-name="P12">יש n אזרחים בסה"כ, המחולקים לכמה מגזרים.</text:p>
        </text:list-item>
        <text:list-item>
          <text:p text:style-name="P13"><text:span text:style-name="T4">בכל מגזר i, מספר האזרחים הוא r</text:span><text:span text:style-name="T5">i</text:span><text:span text:style-name="T4">*n, כאשר r</text:span><text:span text:style-name="T5">i</text:span><text:span text:style-name="T4"> הוא מספר בין 0 ל-1 (השיעור היחסי של המגזר באוכלוסיה). קבוצות האזרחים בכל מגזר לא חופפות.</text:span></text:p>
        </text:list-item>
        <text:list-item>
          <text:p text:style-name="P14">כל מגזר רוצה שיקימו עבורו <text:span text:style-name="T7">B</text:span> בתי-ספר; <text:span text:style-name="T12">קבוצות בתי-הספר של המגזרים השונים לא חופפות.</text:span></text:p>
        </text:list-item>
        <text:list-item>
          <text:p text:style-name="P14">כמות הכסף בקופת העיר מספיקה להקמת <text:span text:style-name="T7">B</text:span> בתי-ספר <text:span text:style-name="T11">בלבד.</text:span></text:p>
        </text:list-item>
      </text:list>
      <text:p text:style-name="P5"/>
      <text:p text:style-name="P6">א. כיתבו <text:span text:style-name="T15">נוסחה</text:span> המתאר<text:span text:style-name="T15">ת</text:span> את כמות בתי-הספר של מגזר i שיתוקצבו ע"י אלגוריתם עזיז-לי-טלמון, כפונקציה של הפרמטרים: <text:s text:c="2"/><text:span text:style-name="T8"><text:s/>B</text:span><text:span text:style-name="T10"> <text:s/>, </text:span><text:span text:style-name="T8"><text:s text:c="2"/></text:span><text:span text:style-name="T9">r</text:span><text:span text:style-name="T6">i..</text:span></text:p>
      <text:p text:style-name="P6"/>
      <text:p text:style-name="P7"><text:span text:style-name="T13">ב</text:span>. <text:span text:style-name="T14">באילו תנאים (על </text:span><text:span text:style-name="T17">r</text:span><text:span text:style-name="T5">i</text:span><text:span text:style-name="T14">) האלגוריתם של עזיז-לי-טלמון מנצל את כל התקציב ללא שארית?</text:span></text:p>
      <text:p text:style-name="P15"/>
      <text:p text:style-name="P10">שאלה <text:span text:style-name="T16">4: פריטים רציפים</text:span></text:p>
      <text:p text:style-name="P16">האלגוריתם שלמדנו בהרצאה מניח שהפריטים בתקציב הם בדידים – כל אחד מהם מתוקצב במלואו, או לא מתוקצב בכלל. <text:s/><text:span text:style-name="T18">בשאלה זו נניח שהפריטים הם רציפים – אפשר להחליט, לגבי כל פריט, איזה אחוז מהפריט לתקצב (לדוגמה, אם הפריט הוא "הוספת שעות-פעילות לספריה הציבורית", והעלות היא 1000 להוספת 10 שעות, אז אפשר להוסיף נניח רק 3 שעות והעלות תהיה 3).</text:span></text:p>
      <text:p text:style-name="P17">א. תארו אלגוריתם פשוט מאד המשיג תקציב פרופורציונלי-חזק.</text:p>
      <text:p text:style-name="P18"><text:span text:style-name="T18">ב</text:span>. האם האלגוריתם יעיל פארטו? הוכיחו או הביאו דוגמה נגדית.</text:p>
      <text:p text:style-name="P18"><text:span text:style-name="T19">ג</text:span>. האם האלגוריתם <text:span text:style-name="T19">מגלה-אמת</text:span>? הוכיחו או הביאו דוגמה נגדית.</text:p>
      <text:p text:style-name="P18"/>
      <text:p text:style-name="P11"><text:span text:style-name="T20">שאלה </text:span><text:span text:style-name="T23">5</text:span><text:span text:style-name="T21">: תיכנון מערכת לחלוקה הוגנת של זמן</text:span></text:p>
      <text:p text:style-name="P20">מר חַכִּי נבחר, לראשונה בחייו, לכנסת ישראל. הוא מתרגש מאד, ורוצה לנצל את זמנו בצורה הטובה ביותר לטובת הבוחרים שלו. הבוחרים שלו מעלים הרבה נושאים שצריך לטפל בהם (להעביר/לבטל חוקים, להעביר/לבטל נושאים בוועדות, וכו'…). כיוון שהזמן שלו מוגבל, הוא מבקש מכם לעזור לו להחליט, איך לחלק את זמנו בין הנושאים השונים – באיזה נושאים לטפל, ואיזה להשאיר לקדנציה הבאה. <text:s/>הניחו שכל נושא דורש זמן ידוע וקבוע מראש, למשל: כדי להכין הצעת חוק מסויימת דרושים 3 ימים, כדי להכין שאילתא מסויימת דרוש יום אחד, וכד'.</text:p>
      <text:p text:style-name="P20"><text:soft-page-break/>תכננו אפליקציית אינטרנט שתעזור למר חַכִּי לחלק את זמנו בצורה הוגנת בין הנושאים השונים. תארו את הקלט למערכת (אפשר ע"י ציורי מסך), איך תפעל המערכת, ואיך ייראה הפלט שלה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23T14:26:49.051000000</dc:date>
    <meta:editing-duration>P11DT23H41M15S</meta:editing-duration>
    <meta:editing-cycles>1463</meta:editing-cycles>
    <meta:document-statistic meta:table-count="0" meta:image-count="0" meta:object-count="0" meta:page-count="2" meta:paragraph-count="20" meta:word-count="328" meta:character-count="1855" meta:non-whitespace-character-count="1539"/>
  </office:meta>
</office:document-meta>
</file>